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7cm" svg:height="0.962cm" svg:x="10.941cm" svg:y="2.735cm">
          <draw:text-box>
            <text:p>Sentence</text:p>
          </draw:text-box>
        </draw:frame>
        <draw:frame draw:style-name="gr1" draw:text-style-name="P1" draw:layer="layout" svg:width="4.198cm" svg:height="0.962cm" svg:x="0.901cm" svg:y="4.767cm">
          <draw:text-box>
            <text:p>Noun Phrase</text:p>
          </draw:text-box>
        </draw:frame>
        <draw:frame draw:style-name="gr1" draw:text-style-name="P1" draw:layer="layout" svg:width="3.99cm" svg:height="0.962cm" svg:x="13.227cm" svg:y="4.713cm">
          <draw:text-box>
            <text:p>Verb Phrase</text:p>
          </draw:text-box>
        </draw:frame>
        <draw:frame draw:style-name="gr2" draw:text-style-name="P3" draw:layer="layout" svg:width="1.442cm" svg:height="0.962cm" svg:x="1.752cm" svg:y="6.799cm">
          <draw:text-box>
            <text:p text:style-name="P2"><text:span text:style-name="T1">We</text:span></text:p>
          </draw:text-box>
        </draw:frame>
        <draw:frame draw:style-name="gr1" draw:text-style-name="P1" draw:layer="layout" svg:width="4.198cm" svg:height="0.962cm" svg:x="12.211cm" svg:y="6.772cm">
          <draw:text-box>
            <text:p>Noun Phrase</text:p>
          </draw:text-box>
        </draw:frame>
        <draw:frame draw:style-name="gr1" draw:text-style-name="P1" draw:layer="layout" svg:width="5.853cm" svg:height="0.962cm" svg:x="19.062cm" svg:y="6.799cm">
          <draw:text-box>
            <text:p>Preposition Phrase</text:p>
          </draw:text-box>
        </draw:frame>
        <draw:frame draw:style-name="gr1" draw:text-style-name="P1" draw:layer="layout" svg:width="1.806cm" svg:height="0.962cm" svg:x="4.464cm" svg:y="6.999cm">
          <draw:text-box>
            <text:p>Verb</text:p>
          </draw:text-box>
        </draw:frame>
        <draw:frame draw:style-name="gr3" draw:text-style-name="P3" draw:layer="layout" svg:width="3.175cm" svg:height="0.962cm" svg:x="3.956cm" svg:y="9.015cm">
          <draw:text-box>
            <text:p text:style-name="P2"><text:span text:style-name="T1">received</text:span></text:p>
          </draw:text-box>
        </draw:frame>
        <draw:line draw:style-name="gr4" draw:text-style-name="P4" draw:layer="layout" svg:x1="12.211cm" svg:y1="3.57cm" svg:x2="3.194cm" svg:y2="4.84cm">
          <text:p/>
        </draw:line>
        <draw:line draw:style-name="gr4" draw:text-style-name="P4" draw:layer="layout" svg:x1="12.846cm" svg:y1="3.57cm" svg:x2="15.005cm" svg:y2="4.84cm">
          <text:p/>
        </draw:line>
        <draw:line draw:style-name="gr4" draw:text-style-name="P4" draw:layer="layout" svg:x1="2.305cm" svg:y1="5.602cm" svg:x2="2.305cm" svg:y2="6.872cm">
          <text:p/>
        </draw:line>
        <draw:line draw:style-name="gr4" draw:text-style-name="P4" draw:layer="layout" svg:x1="14.878cm" svg:y1="5.475cm" svg:x2="6.369cm" svg:y2="7.38cm">
          <text:p/>
        </draw:line>
        <draw:line draw:style-name="gr4" draw:text-style-name="P4" draw:layer="layout" svg:x1="15.132cm" svg:y1="5.475cm" svg:x2="14.116cm" svg:y2="6.999cm">
          <text:p/>
        </draw:line>
        <draw:line draw:style-name="gr4" draw:text-style-name="P4" draw:layer="layout" svg:x1="15.513cm" svg:y1="5.475cm" svg:x2="21.228cm" svg:y2="6.872cm">
          <text:p/>
        </draw:line>
        <draw:line draw:style-name="gr4" draw:text-style-name="P4" draw:layer="layout" svg:x1="5.353cm" svg:y1="7.961cm" svg:x2="5.353cm" svg:y2="9.104cm">
          <text:p/>
        </draw:line>
        <draw:frame draw:style-name="gr1" draw:text-style-name="P1" draw:layer="layout" svg:width="3.635cm" svg:height="0.962cm" svg:x="7.512cm" svg:y="8.577cm">
          <draw:text-box>
            <text:p>Determiner</text:p>
          </draw:text-box>
        </draw:frame>
        <draw:frame draw:style-name="gr1" draw:text-style-name="P1" draw:layer="layout" svg:width="3.072cm" svg:height="0.962cm" svg:x="11.071cm" svg:y="8.55cm">
          <draw:text-box>
            <text:p>Adjective</text:p>
          </draw:text-box>
        </draw:frame>
        <draw:frame draw:style-name="gr1" draw:text-style-name="P1" draw:layer="layout" svg:width="2.013cm" svg:height="0.962cm" svg:x="14.305cm" svg:y="8.585cm">
          <draw:text-box>
            <text:p>Noun</text:p>
          </draw:text-box>
        </draw:frame>
        <draw:frame draw:style-name="gr1" draw:text-style-name="P1" draw:layer="layout" svg:width="3.669cm" svg:height="0.962cm" svg:x="16.994cm" svg:y="8.65cm">
          <draw:text-box>
            <text:p>Preposition</text:p>
          </draw:text-box>
        </draw:frame>
        <draw:frame draw:style-name="gr1" draw:text-style-name="P1" draw:layer="layout" svg:width="3.072cm" svg:height="0.962cm" svg:x="20.553cm" svg:y="8.623cm">
          <draw:text-box>
            <text:p>Adjective</text:p>
          </draw:text-box>
        </draw:frame>
        <draw:frame draw:style-name="gr1" draw:text-style-name="P1" draw:layer="layout" svg:width="2.013cm" svg:height="0.962cm" svg:x="23.787cm" svg:y="8.658cm">
          <draw:text-box>
            <text:p>Noun</text:p>
          </draw:text-box>
        </draw:frame>
        <draw:frame draw:style-name="gr5" draw:text-style-name="P6" draw:layer="layout" svg:width="0.127cm" svg:height="0.962cm" svg:x="8.782cm" svg:y="10.555cm">
          <draw:text-box>
            <text:p text:style-name="P5">a</text:p>
          </draw:text-box>
        </draw:frame>
        <draw:frame draw:style-name="gr1" draw:text-style-name="P6" draw:layer="layout" svg:width="1.738cm" svg:height="0.962cm" svg:x="11.438cm" svg:y="10.609cm">
          <draw:text-box>
            <text:p text:style-name="P5">new</text:p>
          </draw:text-box>
        </draw:frame>
        <draw:frame draw:style-name="gr1" draw:text-style-name="P6" draw:layer="layout" svg:width="1.421cm" svg:height="0.962cm" svg:x="14.551cm" svg:y="10.663cm">
          <draw:text-box>
            <text:p text:style-name="P5">file</text:p>
          </draw:text-box>
        </draw:frame>
        <draw:frame draw:style-name="gr1" draw:text-style-name="P6" draw:layer="layout" svg:width="1.349cm" svg:height="0.962cm" svg:x="18.107cm" svg:y="10.682cm">
          <draw:text-box>
            <text:p text:style-name="P5">for</text:p>
          </draw:text-box>
        </draw:frame>
        <draw:frame draw:style-name="gr1" draw:text-style-name="P6" draw:layer="layout" svg:width="1.209cm" svg:height="0.962cm" svg:x="21.228cm" svg:y="10.609cm">
          <draw:text-box>
            <text:p text:style-name="P5">all</text:p>
          </draw:text-box>
        </draw:frame>
        <draw:frame draw:style-name="gr6" draw:text-style-name="P6" draw:layer="layout" svg:width="3.267cm" svg:height="1.016cm" svg:x="23.006cm" svg:y="10.555cm">
          <draw:text-box>
            <text:p text:style-name="P5">products</text:p>
          </draw:text-box>
        </draw:frame>
        <draw:line draw:style-name="gr4" draw:text-style-name="P4" draw:layer="layout" svg:x1="8.782cm" svg:y1="9.666cm" svg:x2="8.782cm" svg:y2="10.682cm">
          <text:p/>
        </draw:line>
        <draw:line draw:style-name="gr4" draw:text-style-name="P4" draw:layer="layout" svg:x1="12.165cm" svg:y1="9.539cm" svg:x2="12.165cm" svg:y2="10.809cm">
          <text:p/>
        </draw:line>
        <draw:line draw:style-name="gr4" draw:text-style-name="P4" draw:layer="layout" svg:x1="15.259cm" svg:y1="9.539cm" svg:x2="15.259cm" svg:y2="10.682cm">
          <text:p/>
        </draw:line>
        <draw:line draw:style-name="gr4" draw:text-style-name="P4" draw:layer="layout" svg:x1="18.688cm" svg:y1="9.539cm" svg:x2="18.688cm" svg:y2="10.809cm">
          <text:p/>
        </draw:line>
        <draw:line draw:style-name="gr4" draw:text-style-name="P4" draw:layer="layout" svg:x1="21.736cm" svg:y1="9.666cm" svg:x2="21.736cm" svg:y2="10.682cm">
          <text:p/>
        </draw:line>
        <draw:line draw:style-name="gr4" draw:text-style-name="P4" draw:layer="layout" svg:x1="24.784cm" svg:y1="9.666cm" svg:x2="24.784cm" svg:y2="10.682cm">
          <text:p/>
        </draw:line>
        <draw:line draw:style-name="gr4" draw:text-style-name="P4" draw:layer="layout" svg:x1="13.481cm" svg:y1="7.634cm" svg:x2="9.29cm" svg:y2="8.777cm">
          <text:p/>
        </draw:line>
        <draw:line draw:style-name="gr4" draw:text-style-name="P4" draw:layer="layout" svg:x1="13.989cm" svg:y1="7.634cm" svg:x2="12.465cm" svg:y2="8.777cm">
          <text:p/>
        </draw:line>
        <draw:line draw:style-name="gr4" draw:text-style-name="P4" draw:layer="layout" svg:x1="14.497cm" svg:y1="7.634cm" svg:x2="15.259cm" svg:y2="8.777cm">
          <text:p/>
        </draw:line>
        <draw:line draw:style-name="gr4" draw:text-style-name="P4" draw:layer="layout" svg:x1="21.101cm" svg:y1="7.634cm" svg:x2="18.815cm" svg:y2="8.777cm">
          <text:p/>
        </draw:line>
        <draw:line draw:style-name="gr4" draw:text-style-name="P4" draw:layer="layout" svg:x1="21.609cm" svg:y1="7.761cm" svg:x2="21.736cm" svg:y2="8.65cm">
          <text:p/>
        </draw:line>
        <draw:line draw:style-name="gr4" draw:text-style-name="P4" draw:layer="layout" svg:x1="22.117cm" svg:y1="7.634cm" svg:x2="24.657cm" svg:y2="8.7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19:00:41.200000000</meta:creation-date>
    <dc:date>2017-12-28T19:35:12.621000000</dc:date>
    <meta:editing-duration>PT3M58S</meta:editing-duration>
    <meta:editing-cycles>2</meta:editing-cycles>
    <meta:generator>LibreOffice/5.4.3.2$Windows_X86_64 LibreOffice_project/92a7159f7e4af62137622921e809f8546db437e5</meta:generator>
    <meta:document-statistic meta:object-count="39"/>
  </office:meta>
</office:document-meta>
</file>